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17pt" svg:height="254.92pt" svg:x="98.05pt" svg:y="234.65pt">
            <draw:object draw:notify-on-update-of-ranges="Sheet1.E17:Sheet1.I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15pt" svg:height="254.95pt" svg:x="574.98pt" svg:y="238.9pt">
            <draw:object draw:notify-on-update-of-ranges="Sheet1.K17:Sheet1.O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5" table:default-cell-style-name="Default"/>
        <table:table-row table:style-name="ro1">
          <table:table-cell table:number-columns-repeated="4"/>
          <table:table-cell table:style-name="ce1" office:value-type="string" calcext:value-type="string" table:number-columns-spanned="5" table:number-rows-spanned="1">
            <text:p>FINE_TUNE</text:p>
          </table:table-cell>
          <table:covered-table-cell table:number-columns-repeated="4" table:style-name="ce1"/>
          <table:table-cell table:style-name="ce2"/>
          <table:table-cell table:style-name="ce1" office:value-type="string" calcext:value-type="string" table:number-columns-spanned="5" table:number-rows-spanned="1">
            <text:p>FROZEN</text:p>
          </table:table-cell>
          <table:covered-table-cell table:number-columns-repeated="4" table:style-name="ce1"/>
        </table:table-row>
        <table:table-row table:style-name="ro1">
          <table:table-cell table:number-columns-repeated="2"/>
          <table:table-cell table:style-name="ce1" office:value-type="string" calcext:value-type="string">
            <text:p>SCRATCH</text:p>
          </table:table-cell>
          <table:table-cell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2"/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</table:table-row>
        <table:table-row table:style-name="ro1">
          <table:table-cell/>
          <table:table-cell office:value-type="string" calcext:value-type="string">
            <text:p>br</text:p>
          </table:table-cell>
          <table:table-cell office:value-type="float" office:value="21.472222" calcext:value-type="float">
            <text:p>21.472222</text:p>
          </table:table-cell>
          <table:table-cell/>
          <table:table-cell office:value-type="float" office:value="18.416667" calcext:value-type="float">
            <text:p>18.416667</text:p>
          </table:table-cell>
          <table:table-cell office:value-type="float" office:value="15.993056" calcext:value-type="float">
            <text:p>15.993056</text:p>
          </table:table-cell>
          <table:table-cell office:value-type="float" office:value="18.0625" calcext:value-type="float">
            <text:p>18.0625</text:p>
          </table:table-cell>
          <table:table-cell office:value-type="float" office:value="20.006944" calcext:value-type="float">
            <text:p>20.006944</text:p>
          </table:table-cell>
          <table:table-cell office:value-type="float" office:value="19.159722" calcext:value-type="float">
            <text:p>19.159722</text:p>
          </table:table-cell>
          <table:table-cell/>
          <table:table-cell office:value-type="float" office:value="21.034722" calcext:value-type="float">
            <text:p>21.034722</text:p>
          </table:table-cell>
          <table:table-cell office:value-type="float" office:value="17.722222" calcext:value-type="float">
            <text:p>17.722222</text:p>
          </table:table-cell>
          <table:table-cell office:value-type="float" office:value="18.326389" calcext:value-type="float">
            <text:p>18.326389</text:p>
          </table:table-cell>
          <table:table-cell office:value-type="float" office:value="20.763889" calcext:value-type="float">
            <text:p>20.763889</text:p>
          </table:table-cell>
          <table:table-cell office:value-type="float" office:value="19.173611" calcext:value-type="float">
            <text:p>19.173611</text:p>
          </table:table-cell>
        </table:table-row>
        <table:table-row table:style-name="ro1">
          <table:table-cell/>
          <table:table-cell office:value-type="string" calcext:value-type="string">
            <text:p>ca</text:p>
          </table:table-cell>
          <table:table-cell office:value-type="float" office:value="38.010016" calcext:value-type="float">
            <text:p>38.010016</text:p>
          </table:table-cell>
          <table:table-cell/>
          <table:table-cell office:value-type="float" office:value="36.408454" calcext:value-type="float">
            <text:p>36.408454</text:p>
          </table:table-cell>
          <table:table-cell office:value-type="float" office:value="33.826723" calcext:value-type="float">
            <text:p>33.826723</text:p>
          </table:table-cell>
          <table:table-cell office:value-type="float" office:value="35.261819" calcext:value-type="float">
            <text:p>35.261819</text:p>
          </table:table-cell>
          <table:table-cell office:value-type="float" office:value="39.01903" calcext:value-type="float">
            <text:p>39.01903</text:p>
          </table:table-cell>
          <table:table-cell office:value-type="float" office:value="35.207933" calcext:value-type="float">
            <text:p>35.207933</text:p>
          </table:table-cell>
          <table:table-cell/>
          <table:table-cell office:value-type="float" office:value="47.95633" calcext:value-type="float">
            <text:p>47.95633</text:p>
          </table:table-cell>
          <table:table-cell office:value-type="float" office:value="42.255809" calcext:value-type="float">
            <text:p>42.255809</text:p>
          </table:table-cell>
          <table:table-cell office:value-type="float" office:value="36.511619" calcext:value-type="float">
            <text:p>36.511619</text:p>
          </table:table-cell>
          <table:table-cell office:value-type="float" office:value="38.702324" calcext:value-type="float">
            <text:p>38.702324</text:p>
          </table:table-cell>
          <table:table-cell office:value-type="float" office:value="36.441106" calcext:value-type="float">
            <text:p>36.441106</text:p>
          </table:table-cell>
        </table:table-row>
        <table:table-row table:style-name="ro1">
          <table:table-cell/>
          <table:table-cell office:value-type="string" calcext:value-type="string">
            <text:p>cv</text:p>
          </table:table-cell>
          <table:table-cell office:value-type="float" office:value="48.104167" calcext:value-type="float">
            <text:p>48.104167</text:p>
          </table:table-cell>
          <table:table-cell/>
          <table:table-cell office:value-type="float" office:value="31.9375" calcext:value-type="float">
            <text:p>31.9375</text:p>
          </table:table-cell>
          <table:table-cell office:value-type="float" office:value="27.208333" calcext:value-type="float">
            <text:p>27.208333</text:p>
          </table:table-cell>
          <table:table-cell office:value-type="float" office:value="42.75" calcext:value-type="float">
            <text:p>42.75</text:p>
          </table:table-cell>
          <table:table-cell office:value-type="float" office:value="44.583333" calcext:value-type="float">
            <text:p>44.583333</text:p>
          </table:table-cell>
          <table:table-cell office:value-type="float" office:value="47.104167" calcext:value-type="float">
            <text:p>47.104167</text:p>
          </table:table-cell>
          <table:table-cell/>
          <table:table-cell office:value-type="float" office:value="42.875" calcext:value-type="float">
            <text:p>42.875</text:p>
          </table:table-cell>
          <table:table-cell office:value-type="float" office:value="35.229167" calcext:value-type="float">
            <text:p>35.229167</text:p>
          </table:table-cell>
          <table:table-cell office:value-type="float" office:value="38" calcext:value-type="float">
            <text:p>38</text:p>
          </table:table-cell>
          <table:table-cell office:value-type="float" office:value="47.833333" calcext:value-type="float">
            <text:p>47.833333</text:p>
          </table:table-cell>
          <table:table-cell office:value-type="float" office:value="46.125" calcext:value-type="float">
            <text:p>46.125</text:p>
          </table:table-cell>
        </table:table-row>
        <table:table-row table:style-name="ro1">
          <table:table-cell/>
          <table:table-cell office:value-type="string" calcext:value-type="string">
            <text:p>cy</text:p>
          </table:table-cell>
          <table:table-cell office:value-type="float" office:value="34.145" calcext:value-type="float">
            <text:p>34.145</text:p>
          </table:table-cell>
          <table:table-cell/>
          <table:table-cell office:value-type="float" office:value="30.379167" calcext:value-type="float">
            <text:p>30.379167</text:p>
          </table:table-cell>
          <table:table-cell office:value-type="float" office:value="28.7475" calcext:value-type="float">
            <text:p>28.7475</text:p>
          </table:table-cell>
          <table:table-cell office:value-type="float" office:value="30.1275" calcext:value-type="float">
            <text:p>30.1275</text:p>
          </table:table-cell>
          <table:table-cell office:value-type="float" office:value="33.625833" calcext:value-type="float">
            <text:p>33.625833</text:p>
          </table:table-cell>
          <table:table-cell office:value-type="float" office:value="31.905" calcext:value-type="float">
            <text:p>31.905</text:p>
          </table:table-cell>
          <table:table-cell/>
          <table:table-cell office:value-type="float" office:value="36.555833" calcext:value-type="float">
            <text:p>36.555833</text:p>
          </table:table-cell>
          <table:table-cell office:value-type="float" office:value="35.260833" calcext:value-type="float">
            <text:p>35.260833</text:p>
          </table:table-cell>
          <table:table-cell office:value-type="float" office:value="31.573333" calcext:value-type="float">
            <text:p>31.573333</text:p>
          </table:table-cell>
          <table:table-cell office:value-type="float" office:value="33.934167" calcext:value-type="float">
            <text:p>33.934167</text:p>
          </table:table-cell>
          <table:table-cell office:value-type="float" office:value="32.458333" calcext:value-type="float">
            <text:p>32.458333</text:p>
          </table:table-cell>
        </table:table-row>
        <table:table-row table:style-name="ro1">
          <table:table-cell/>
          <table:table-cell office:value-type="string" calcext:value-type="string">
            <text:p>fr</text:p>
          </table:table-cell>
          <table:table-cell office:value-type="float" office:value="43.328958" calcext:value-type="float">
            <text:p>43.328958</text:p>
          </table:table-cell>
          <table:table-cell/>
          <table:table-cell office:value-type="float" office:value="43.187917" calcext:value-type="float">
            <text:p>43.187917</text:p>
          </table:table-cell>
          <table:table-cell office:value-type="float" office:value="43.202083" calcext:value-type="float">
            <text:p>43.202083</text:p>
          </table:table-cell>
          <table:table-cell office:value-type="float" office:value="43.236042" calcext:value-type="float">
            <text:p>43.236042</text:p>
          </table:table-cell>
          <table:table-cell office:value-type="float" office:value="43.51" calcext:value-type="float">
            <text:p>43.51</text:p>
          </table:table-cell>
          <table:table-cell office:value-type="float" office:value="43.257708" calcext:value-type="float">
            <text:p>43.257708</text:p>
          </table:table-cell>
          <table:table-cell/>
          <table:table-cell office:value-type="float" office:value="43.789375" calcext:value-type="float">
            <text:p>43.789375</text:p>
          </table:table-cell>
          <table:table-cell office:value-type="float" office:value="43.747708" calcext:value-type="float">
            <text:p>43.747708</text:p>
          </table:table-cell>
          <table:table-cell office:value-type="float" office:value="43.368542" calcext:value-type="float">
            <text:p>43.368542</text:p>
          </table:table-cell>
          <table:table-cell office:value-type="float" office:value="43.467917" calcext:value-type="float">
            <text:p>43.467917</text:p>
          </table:table-cell>
          <table:table-cell office:value-type="float" office:value="43.3025" calcext:value-type="float">
            <text:p>43.3025</text:p>
          </table:table-cell>
        </table:table-row>
        <table:table-row table:style-name="ro1">
          <table:table-cell/>
          <table:table-cell office:value-type="string" calcext:value-type="string">
            <text:p>Ga-IE</text:p>
          </table:table-cell>
          <table:table-cell office:value-type="float" office:value="31.833333" calcext:value-type="float">
            <text:p>31.833333</text:p>
          </table:table-cell>
          <table:table-cell/>
          <table:table-cell office:value-type="float" office:value="24.979167" calcext:value-type="float">
            <text:p>24.979167</text:p>
          </table:table-cell>
          <table:table-cell office:value-type="float" office:value="25.416667" calcext:value-type="float">
            <text:p>25.416667</text:p>
          </table:table-cell>
          <table:table-cell office:value-type="float" office:value="27.5" calcext:value-type="float">
            <text:p>27.5</text:p>
          </table:table-cell>
          <table:table-cell office:value-type="float" office:value="32.197917" calcext:value-type="float">
            <text:p>32.197917</text:p>
          </table:table-cell>
          <table:table-cell office:value-type="float" office:value="31.010417" calcext:value-type="float">
            <text:p>31.010417</text:p>
          </table:table-cell>
          <table:table-cell/>
          <table:table-cell office:value-type="float" office:value="32.270833" calcext:value-type="float">
            <text:p>32.270833</text:p>
          </table:table-cell>
          <table:table-cell office:value-type="float" office:value="29.072917" calcext:value-type="float">
            <text:p>29.072917</text:p>
          </table:table-cell>
          <table:table-cell office:value-type="float" office:value="27.21875" calcext:value-type="float">
            <text:p>27.21875</text:p>
          </table:table-cell>
          <table:table-cell office:value-type="float" office:value="36.135417" calcext:value-type="float">
            <text:p>36.135417</text:p>
          </table:table-cell>
          <table:table-cell office:value-type="float" office:value="29.083333" calcext:value-type="float">
            <text:p>29.083333</text:p>
          </table:table-cell>
        </table:table-row>
        <table:table-row table:style-name="ro1">
          <table:table-cell/>
          <table:table-cell office:value-type="string" calcext:value-type="string">
            <text:p>it</text:p>
          </table:table-cell>
          <table:table-cell office:value-type="float" office:value="40.911111" calcext:value-type="float">
            <text:p>40.911111</text:p>
          </table:table-cell>
          <table:table-cell/>
          <table:table-cell office:value-type="float" office:value="35.102778" calcext:value-type="float">
            <text:p>35.102778</text:p>
          </table:table-cell>
          <table:table-cell office:value-type="float" office:value="33.629167" calcext:value-type="float">
            <text:p>33.629167</text:p>
          </table:table-cell>
          <table:table-cell office:value-type="float" office:value="36.891667" calcext:value-type="float">
            <text:p>36.891667</text:p>
          </table:table-cell>
          <table:table-cell office:value-type="float" office:value="42.815278" calcext:value-type="float">
            <text:p>42.815278</text:p>
          </table:table-cell>
          <table:table-cell office:value-type="float" office:value="42.647222" calcext:value-type="float">
            <text:p>42.647222</text:p>
          </table:table-cell>
          <table:table-cell/>
          <table:table-cell office:value-type="float" office:value="43.213889" calcext:value-type="float">
            <text:p>43.213889</text:p>
          </table:table-cell>
          <table:table-cell office:value-type="float" office:value="39.404167" calcext:value-type="float">
            <text:p>39.404167</text:p>
          </table:table-cell>
          <table:table-cell office:value-type="float" office:value="38.1625" calcext:value-type="float">
            <text:p>38.1625</text:p>
          </table:table-cell>
          <table:table-cell office:value-type="float" office:value="41.548611" calcext:value-type="float">
            <text:p>41.548611</text:p>
          </table:table-cell>
          <table:table-cell office:value-type="float" office:value="39.201389" calcext:value-type="float">
            <text:p>39.201389</text:p>
          </table:table-cell>
        </table:table-row>
        <table:table-row table:style-name="ro1">
          <table:table-cell/>
          <table:table-cell office:value-type="string" calcext:value-type="string">
            <text:p>sl</text:p>
          </table:table-cell>
          <table:table-cell office:value-type="float" office:value="23.348958" calcext:value-type="float">
            <text:p>23.348958</text:p>
          </table:table-cell>
          <table:table-cell/>
          <table:table-cell office:value-type="float" office:value="17.958333" calcext:value-type="float">
            <text:p>17.958333</text:p>
          </table:table-cell>
          <table:table-cell office:value-type="float" office:value="15.348958" calcext:value-type="float">
            <text:p>15.348958</text:p>
          </table:table-cell>
          <table:table-cell office:value-type="float" office:value="19.088542" calcext:value-type="float">
            <text:p>19.088542</text:p>
          </table:table-cell>
          <table:table-cell office:value-type="float" office:value="26.4375" calcext:value-type="float">
            <text:p>26.4375</text:p>
          </table:table-cell>
          <table:table-cell office:value-type="float" office:value="21.651042" calcext:value-type="float">
            <text:p>21.651042</text:p>
          </table:table-cell>
          <table:table-cell/>
          <table:table-cell office:value-type="float" office:value="26.244792" calcext:value-type="float">
            <text:p>26.244792</text:p>
          </table:table-cell>
          <table:table-cell office:value-type="float" office:value="17.526042" calcext:value-type="float">
            <text:p>17.526042</text:p>
          </table:table-cell>
          <table:table-cell office:value-type="float" office:value="18.869792" calcext:value-type="float">
            <text:p>18.869792</text:p>
          </table:table-cell>
          <table:table-cell office:value-type="float" office:value="25.302083" calcext:value-type="float">
            <text:p>25.302083</text:p>
          </table:table-cell>
          <table:table-cell office:value-type="float" office:value="23.932292" calcext:value-type="float">
            <text:p>23.932292</text:p>
          </table:table-cell>
        </table:table-row>
        <table:table-row table:style-name="ro1">
          <table:table-cell/>
          <table:table-cell office:value-type="string" calcext:value-type="string">
            <text:p>tr</text:p>
          </table:table-cell>
          <table:table-cell office:value-type="float" office:value="34.66369" calcext:value-type="float">
            <text:p>34.66369</text:p>
          </table:table-cell>
          <table:table-cell/>
          <table:table-cell office:value-type="float" office:value="29.735119" calcext:value-type="float">
            <text:p>29.735119</text:p>
          </table:table-cell>
          <table:table-cell office:value-type="float" office:value="27.553571" calcext:value-type="float">
            <text:p>27.553571</text:p>
          </table:table-cell>
          <table:table-cell office:value-type="float" office:value="31.78869" calcext:value-type="float">
            <text:p>31.78869</text:p>
          </table:table-cell>
          <table:table-cell office:value-type="float" office:value="34.833333" calcext:value-type="float">
            <text:p>34.833333</text:p>
          </table:table-cell>
          <table:table-cell office:value-type="float" office:value="34.116071" calcext:value-type="float">
            <text:p>34.116071</text:p>
          </table:table-cell>
          <table:table-cell/>
          <table:table-cell office:value-type="float" office:value="36.708333" calcext:value-type="float">
            <text:p>36.708333</text:p>
          </table:table-cell>
          <table:table-cell office:value-type="float" office:value="33.657738" calcext:value-type="float">
            <text:p>33.657738</text:p>
          </table:table-cell>
          <table:table-cell office:value-type="float" office:value="33.002976" calcext:value-type="float">
            <text:p>33.002976</text:p>
          </table:table-cell>
          <table:table-cell office:value-type="float" office:value="35.473214" calcext:value-type="float">
            <text:p>35.473214</text:p>
          </table:table-cell>
          <table:table-cell office:value-type="float" office:value="32.979167" calcext:value-type="float">
            <text:p>32.979167</text:p>
          </table:table-cell>
        </table:table-row>
        <table:table-row table:style-name="ro1">
          <table:table-cell/>
          <table:table-cell office:value-type="string" calcext:value-type="string">
            <text:p>tt</text:p>
          </table:table-cell>
          <table:table-cell office:value-type="float" office:value="32.612847" calcext:value-type="float">
            <text:p>32.612847</text:p>
          </table:table-cell>
          <table:table-cell/>
          <table:table-cell office:value-type="float" office:value="28.626736" calcext:value-type="float">
            <text:p>28.626736</text:p>
          </table:table-cell>
          <table:table-cell office:value-type="float" office:value="26.419271" calcext:value-type="float">
            <text:p>26.419271</text:p>
          </table:table-cell>
          <table:table-cell office:value-type="float" office:value="27.790799" calcext:value-type="float">
            <text:p>27.790799</text:p>
          </table:table-cell>
          <table:table-cell office:value-type="float" office:value="30.796007" calcext:value-type="float">
            <text:p>30.796007</text:p>
          </table:table-cell>
          <table:table-cell office:value-type="float" office:value="31.431424" calcext:value-type="float">
            <text:p>31.431424</text:p>
          </table:table-cell>
          <table:table-cell/>
          <table:table-cell office:value-type="float" office:value="31.279514" calcext:value-type="float">
            <text:p>31.279514</text:p>
          </table:table-cell>
          <table:table-cell office:value-type="float" office:value="28.275174" calcext:value-type="float">
            <text:p>28.275174</text:p>
          </table:table-cell>
          <table:table-cell office:value-type="float" office:value="27.373264" calcext:value-type="float">
            <text:p>27.373264</text:p>
          </table:table-cell>
          <table:table-cell office:value-type="float" office:value="30.523438" calcext:value-type="float">
            <text:p>30.523438</text:p>
          </table:table-cell>
          <table:table-cell office:value-type="float" office:value="29.200521" calcext:value-type="float">
            <text:p>29.200521</text:p>
          </table:table-cell>
        </table:table-row>
        <table:table-row table:style-name="ro1">
          <table:table-cell/>
          <table:table-cell office:value-type="string" calcext:value-type="string">
            <text:p>kab</text:p>
          </table:table-cell>
          <table:table-cell office:value-type="float" office:value="25.759766" calcext:value-type="float">
            <text:p>25.759766</text:p>
          </table:table-cell>
          <table:table-cell/>
          <table:table-cell office:value-type="float" office:value="25.281684" calcext:value-type="float">
            <text:p>25.281684</text:p>
          </table:table-cell>
          <table:table-cell office:value-type="float" office:value="24.919705" calcext:value-type="float">
            <text:p>24.919705</text:p>
          </table:table-cell>
          <table:table-cell office:value-type="float" office:value="25.247396" calcext:value-type="float">
            <text:p>25.247396</text:p>
          </table:table-cell>
          <table:table-cell office:value-type="float" office:value="26.834852" calcext:value-type="float">
            <text:p>26.834852</text:p>
          </table:table-cell>
          <table:table-cell office:value-type="float" office:value="25.496094" calcext:value-type="float">
            <text:p>25.496094</text:p>
          </table:table-cell>
          <table:table-cell/>
          <table:table-cell office:value-type="float" office:value="29.277344" calcext:value-type="float">
            <text:p>29.277344</text:p>
          </table:table-cell>
          <table:table-cell office:value-type="float" office:value="27.769748" calcext:value-type="float">
            <text:p>27.769748</text:p>
          </table:table-cell>
          <table:table-cell office:value-type="float" office:value="25.449436" calcext:value-type="float">
            <text:p>25.449436</text:p>
          </table:table-cell>
          <table:table-cell office:value-type="float" office:value="25.971354" calcext:value-type="float">
            <text:p>25.971354</text:p>
          </table:table-cell>
          <table:table-cell office:value-type="float" office:value="25.572483" calcext:value-type="float">
            <text:p>25.572483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number-columns-repeated="4"/>
          <table:table-cell table:formula="of:=(SUM([.C3:.C13])-SUM([.E3:.E13]))/11" office:value-type="float" office:value="4.74332236363636" calcext:value-type="float">
            <text:p>4.74332236363636</text:p>
          </table:table-cell>
          <table:table-cell table:formula="of:=(SUM([.C3:.C13])-SUM([.F3:.F13]))/11" office:value-type="float" office:value="6.53863945454545" calcext:value-type="float">
            <text:p>6.53863945454545</text:p>
          </table:table-cell>
          <table:table-cell table:formula="of:=(SUM([.C3:.C13])-SUM([.G3:.G13]))/11" office:value-type="float" office:value="3.31319209090909" calcext:value-type="float">
            <text:p>3.31319209090909</text:p>
          </table:table-cell>
          <table:table-cell table:formula="of:=(SUM([.C3:.C13])-SUM([.H3:.H13]))/11" office:value-type="float" office:value="-0.0427235454545418" calcext:value-type="float">
            <text:p>-0.042723545454542</text:p>
          </table:table-cell>
          <table:table-cell table:formula="of:=(SUM([.C3:.C13])-SUM([.I3:.I13]))/11" office:value-type="float" office:value="1.01847890909091" calcext:value-type="float">
            <text:p>1.01847890909091</text:p>
          </table:table-cell>
          <table:table-cell/>
          <table:table-cell table:formula="of:=(SUM([.C3:.C13])-SUM([.K3:.K13]))/11" office:value-type="float" office:value="-1.54689972727273" calcext:value-type="float">
            <text:p>-1.54689972727273</text:p>
          </table:table-cell>
          <table:table-cell table:formula="of:=(SUM([.C3:.C13])-SUM([.L3:.L13]))/11" office:value-type="float" office:value="2.20623118181818" calcext:value-type="float">
            <text:p>2.20623118181818</text:p>
          </table:table-cell>
          <table:table-cell table:formula="of:=(SUM([.C3:.C13])-SUM([.M3:.M13]))/11" office:value-type="float" office:value="3.30304245454545" calcext:value-type="float">
            <text:p>3.30304245454545</text:p>
          </table:table-cell>
          <table:table-cell table:formula="of:=(SUM([.C3:.C13])-SUM([.N3:.N13]))/11" office:value-type="float" office:value="-0.496879909090911" calcext:value-type="float">
            <text:p>-0.496879909090911</text:p>
          </table:table-cell>
          <table:table-cell table:formula="of:=(SUM([.C3:.C13])-SUM([.O3:.O13]))/11" office:value-type="float" office:value="1.52003027272728" calcext:value-type="float">
            <text:p>1.52003027272728</text:p>
          </table:table-cell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sc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fine1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e2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e3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e4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fine5</text:p>
          </table:table-cell>
          <table:table-cell table:number-columns-repeated="14"/>
        </table:table-row>
        <table:table-row table:style-name="ro1" table:number-rows-repeated="14">
          <table:table-cell table:number-columns-repeated="15"/>
        </table:table-row>
        <table:table-row table:style-name="ro1">
          <table:table-cell/>
          <table:table-cell office:value-type="string" calcext:value-type="string">
            <text:p>SMALL</text:p>
          </table:table-cell>
          <table:table-cell/>
          <table:table-cell table:formula="of:=(SUM([.C3];[.C5];[.C6];[.C8];[.C10];[.C12];[.C11])-SUM([.E3];[.E5];[.E6];[.E8];[.E10];[.E12];[.E11]))/7" office:value-type="float" office:value="6.30678971428571" calcext:value-type="float">
            <text:p>6.30678971428571</text:p>
          </table:table-cell>
          <table:table-cell table:formula="of:=(SUM([.C3];[.C5];[.C6];[.C8];[.C10];[.C12];[.C11])-SUM([.F3];[.F5];[.F6];[.F8];[.F10];[.F12];[.F11]))/7" office:value-type="float" office:value="8.49898014285714" calcext:value-type="float">
            <text:p>8.49898014285714</text:p>
          </table:table-cell>
          <table:table-cell table:formula="of:=(SUM([.C3];[.C5];[.C6];[.C8];[.C10];[.C12];[.C11])-SUM([.G3];[.G5];[.G6];[.G8];[.G10];[.G12];[.G11]))/7" office:value-type="float" office:value="4.15316942857142" calcext:value-type="float">
            <text:p>4.15316942857142</text:p>
          </table:table-cell>
          <table:table-cell table:formula="of:=(SUM([.C3];[.C5];[.C6];[.C8];[.C10];[.C12];[.C11])-SUM([.H3];[.H5];[.H6];[.H8];[.H10];[.H12];[.H11]))/7" office:value-type="float" office:value="0.528478571428565" calcext:value-type="float">
            <text:p>0.528478571428565</text:p>
          </table:table-cell>
          <table:table-cell table:formula="of:=(SUM([.C3];[.C5];[.C6];[.C8];[.C10];[.C12];[.C11])-SUM([.I3];[.I5];[.I6];[.I8];[.I10];[.I12];[.I11]))/7" office:value-type="float" office:value="1.40033914285714" calcext:value-type="float">
            <text:p>1.40033914285714</text:p>
          </table:table-cell>
          <table:table-cell table:number-columns-repeated="7"/>
        </table:table-row>
        <table:table-row table:style-name="ro1">
          <table:table-cell table:number-columns-repeated="3"/>
          <table:table-cell table:formula="of:=(SUM([.C4];[.C7];[.C12])-SUM([.E4];[.E7];[.E12]))/3" office:value-type="float" office:value="1.90957133333334" calcext:value-type="float">
            <text:p>1.90957133333334</text:p>
          </table:table-cell>
          <table:table-cell table:formula="of:=(SUM([.C4];[.C7];[.C12])-SUM([.F4];[.F7];[.F12]))/3" office:value-type="float" office:value="3.501248" calcext:value-type="float">
            <text:p>3.501248</text:p>
          </table:table-cell>
          <table:table-cell table:formula="of:=(SUM([.C4];[.C7];[.C12])-SUM([.G4];[.G7];[.G12]))/3" office:value-type="float" office:value="2.55438700000001" calcext:value-type="float">
            <text:p>2.55438700000001</text:p>
          </table:table-cell>
          <table:table-cell table:formula="of:=(SUM([.C4];[.C7];[.C12])-SUM([.H4];[.H7];[.H12]))/3" office:value-type="float" office:value="0.208928" calcext:value-type="float">
            <text:p>0.208928</text:p>
          </table:table-cell>
          <table:table-cell table:formula="of:=(SUM([.C4];[.C7];[.C12])-SUM([.I4];[.I7];[.I12]))/3" office:value-type="float" office:value="1.35158533333334" calcext:value-type="float">
            <text:p>1.35158533333334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1-07">00/00/0000</text:date>, <text:time style:data-style-name="N2" text:time-value="04:32:06.37698188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7T09:49:51.190830579</meta:creation-date>
    <dc:date>2019-01-07T04:51:27.541453246</dc:date>
    <meta:editing-duration>PT38M39S</meta:editing-duration>
    <meta:editing-cycles>8</meta:editing-cycles>
    <meta:generator>LibreOffice/6.0.7.3$Linux_X86_64 LibreOffice_project/00m0$Build-3</meta:generator>
    <meta:document-statistic meta:table-count="1" meta:cell-count="17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8cm" svg:height="8.994cm" xlink:href=".." xlink:type="simple" chart:class="chart:bar" chart:style-name="ch1">
        <chart:legend chart:legend-position="end" svg:x="14.095cm" svg:y="4.198cm" style:legend-expansion="high" chart:style-name="ch2"/>
        <chart:plot-area chart:style-name="ch3" table:cell-range-address="Sheet1.E17:Sheet1.I17" svg:x="0.355cm" svg:y="0.141cm" svg:width="13.457cm" svg:height="8.634cm">
          <chartooo:coordinate-region svg:x="0.897cm" svg:y="0.34cm" svg:width="12.915cm" svg:height="8.236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17:Sheet1.I1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4.74332236363636">
                <text:p>4.74332236363636</text:p>
                <draw:g>
                  <svg:desc>Sheet1.E17:Sheet1.I17</svg:desc>
                </draw:g>
              </table:table-cell>
              <table:table-cell office:value-type="float" office:value="6.53863945454545">
                <text:p>6.53863945454545</text:p>
              </table:table-cell>
              <table:table-cell office:value-type="float" office:value="3.31319209090909">
                <text:p>3.31319209090909</text:p>
              </table:table-cell>
              <table:table-cell office:value-type="float" office:value="-0.0427235454545418">
                <text:p>-0.0427235454545418</text:p>
              </table:table-cell>
              <table:table-cell office:value-type="float" office:value="1.01847890909091">
                <text:p>1.0184789090909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5.987cm" svg:height="8.995cm" xlink:href=".." xlink:type="simple" chart:class="chart:bar" chart:style-name="ch1">
        <chart:legend chart:legend-position="end" svg:x="14.094cm" svg:y="4.198cm" style:legend-expansion="high" chart:style-name="ch2"/>
        <chart:plot-area chart:style-name="ch3" table:cell-range-address="Sheet1.K17:Sheet1.O17" svg:x="0.319cm" svg:y="0.179cm" svg:width="13.456cm" svg:height="8.637cm">
          <chartooo:coordinate-region svg:x="0.861cm" svg:y="0.378cm" svg:width="12.914cm" svg:height="8.23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17:Sheet1.O17" chart:class="chart:bar">
            <chart:data-point chart:repeated="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</table:table-row>
          </table:table-header-rows>
          <table:table-rows>
            <table:table-row>
              <table:table-cell office:value-type="string">
                <text:p>Row 17</text:p>
                <draw:g>
                  <svg:desc/>
                </draw:g>
              </table:table-cell>
              <table:table-cell office:value-type="float" office:value="-1.54689972727273">
                <text:p>-1.54689972727273</text:p>
                <draw:g>
                  <svg:desc>Sheet1.K17:Sheet1.O17</svg:desc>
                </draw:g>
              </table:table-cell>
              <table:table-cell office:value-type="float" office:value="2.20623118181818">
                <text:p>2.20623118181818</text:p>
              </table:table-cell>
              <table:table-cell office:value-type="float" office:value="3.30304245454545">
                <text:p>3.30304245454545</text:p>
              </table:table-cell>
              <table:table-cell office:value-type="float" office:value="-0.496879909090911">
                <text:p>-0.496879909090911</text:p>
              </table:table-cell>
              <table:table-cell office:value-type="float" office:value="1.52003027272728">
                <text:p>1.520030272727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